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30000012EA1C13349CE5C81EC.png" manifest:media-type="image/png"/>
  <manifest:file-entry manifest:full-path="Pictures/10000000000000E1000000E113C68431518B5E61.png" manifest:media-type="image/png"/>
  <manifest:file-entry manifest:full-path="Pictures/100000000000021A000000EB252435B76382411D.jpg" manifest:media-type="image/jpeg"/>
  <manifest:file-entry manifest:full-path="Pictures/10000000000000C8000000C8E138DAF5846D21B7.png" manifest:media-type="image/png"/>
  <manifest:file-entry manifest:full-path="Pictures/100002010000035C0000022DC52EABF15E007577.png" manifest:media-type="image/png"/>
  <manifest:file-entry manifest:full-path="Pictures/1000000000000193000000AA6E1ABF689C789091.png" manifest:media-type="image/png"/>
  <manifest:file-entry manifest:full-path="Pictures/10000000000001B70000011CED0DE826271FC3A6.jpg" manifest:media-type="image/jpeg"/>
  <manifest:file-entry manifest:full-path="Pictures/100000000000002000000020B2FF2A327EABC87D.png" manifest:media-type="image/png"/>
  <manifest:file-entry manifest:full-path="Pictures/10000000000004B00000036CBE01397A7857E819.jpg" manifest:media-type="image/jpeg"/>
  <manifest:file-entry manifest:full-path="Pictures/10000200000000BD00000057DD8672FD505D8888.gif" manifest:media-type="image/gif"/>
  <manifest:file-entry manifest:full-path="Pictures/1000000000000203000001DC7A71418E3B62BED4.jpg" manifest:media-type="image/jpeg"/>
  <manifest:file-entry manifest:full-path="Pictures/10000201000000E10000006E941D418CFB4F62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0.608cm" fo:min-width="14.9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37cm" fo:min-width="25.72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3.799cm"/>
    </style:style>
    <style:style style:name="pr2" style:family="presentation" style:parent-style-name="Default-title">
      <style:graphic-properties draw:stroke="none" draw:fill="none" draw:fill-color="#ff3333" fo:min-height="0.78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8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10" style:family="paragraph">
      <loext:graphic-properties draw:fill-color="#ffffff"/>
    </style:style>
    <style:style style:name="T1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3333ff" style:text-underline-style="solid" style:text-underline-width="auto" style:text-underline-color="font-color"/>
    </style:style>
    <style:style style:name="T5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6.002cm" svg:height="11.43cm" svg:x="1.016cm" svg:y="4.57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2.098cm" svg:height="3.799cm" svg:x="3.048cm" svg:y="0.254cm" presentation:class="title" presentation:user-transformed="true">
          <draw:text-box>
            <text:p text:style-name="P2"><text:span text:style-name="T1">Diseño de </text:span><text:span text:style-name="T1">sistemas </text:span><text:span text:style-name="T1">digitales en </text:span><text:span text:style-name="T1">VERILOG </text:span><text:span text:style-name="T1">usando </text:span><text:span text:style-name="T1">FPGAS </text:span><text:span text:style-name="T1">Libres</text:span></text:p>
          </draw:text-box>
        </draw:frame>
        <draw:frame presentation:style-name="pr2" draw:text-style-name="P4" draw:layer="layout" svg:width="4.826cm" svg:height="0.788cm" svg:x="20.089cm" svg:y="13.081cm">
          <draw:text-box>
            <text:p><text:span text:style-name="T2">Mayo 2018</text:span></text:p>
          </draw:text-box>
        </draw:frame>
        <draw:frame draw:style-name="gr2" draw:text-style-name="P5" draw:layer="layout" svg:width="4.572cm" svg:height="2.958cm" svg:x="20.574cm" svg:y="8.959cm">
          <draw:image xlink:href="Pictures/10000000000001B70000011CED0DE826271FC3A6.jpg" xlink:type="simple" xlink:show="embed" xlink:actuate="onLoad">
            <text:p/>
          </draw:image>
        </draw:frame>
        <draw:frame draw:style-name="gr2" draw:text-style-name="P5" draw:layer="layout" svg:width="5.057cm" svg:height="2.133cm" svg:x="20.089cm" svg:y="13.869cm">
          <draw:image xlink:href="Pictures/1000000000000193000000AA6E1ABF689C789091.png" xlink:type="simple" xlink:show="embed" xlink:actuate="onLoad">
            <text:p/>
          </draw:image>
        </draw:frame>
        <draw:custom-shape draw:style-name="gr3" draw:text-style-name="P1" draw:layer="layout" svg:width="26.416cm" svg:height="3.81cm" svg:x="1.016cm" svg:y="16.51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8.636cm" svg:height="1.524cm" svg:x="1.778cm" svg:y="17.018cm">
          <draw:text-box>
            <text:p text:style-name="P6"><text:span text:style-name="T3">Juan González Gómez</text:span></text:p>
          </draw:text-box>
        </draw:frame>
        <draw:frame draw:style-name="gr5" draw:text-style-name="P8" draw:layer="layout" svg:width="7.868cm" svg:height="0.963cm" svg:x="1.784cm" svg:y="19.103cm">
          <draw:text-box>
            <text:p><text:span text:style-name="T4"><text:a xlink:href="https://github.com/Obijuan" xlink:type="simple">https://github.com/Obijuan</text:a></text:span></text:p>
          </draw:text-box>
        </draw:frame>
        <draw:frame draw:style-name="gr6" draw:text-style-name="P9" draw:layer="layout" svg:width="6.096cm" svg:height="1.27cm" svg:x="1.784cm" svg:y="18.034cm">
          <draw:text-box>
            <text:p text:style-name="P6"><text:span text:style-name="T5">@Obijuan_cube</text:span></text:p>
          </draw:text-box>
        </draw:frame>
        <draw:frame draw:style-name="gr2" draw:text-style-name="P5" draw:layer="layout" svg:width="5.813cm" svg:height="2.539cm" svg:x="10.188cm" svg:y="17.288cm">
          <draw:image xlink:href="Pictures/100000000000021A000000EB252435B76382411D.jpg" xlink:type="simple" xlink:show="embed" xlink:actuate="onLoad">
            <text:p/>
          </draw:image>
        </draw:frame>
        <draw:frame draw:style-name="gr2" draw:text-style-name="P5" draw:layer="layout" svg:width="4.317cm" svg:height="1.987cm" svg:x="16.002cm" svg:y="17.824cm">
          <draw:image xlink:href="Pictures/10000200000000BD00000057DD8672FD505D8888.gif" xlink:type="simple" xlink:show="embed" xlink:actuate="onLoad">
            <text:p/>
          </draw:image>
        </draw:frame>
        <draw:frame draw:style-name="gr2" draw:text-style-name="P5" draw:layer="layout" svg:width="3.571cm" svg:height="3.3cm" svg:x="20.574cm" svg:y="16.766cm">
          <draw:image xlink:href="Pictures/1000000000000203000001DC7A71418E3B62BED4.jpg" xlink:type="simple" xlink:show="embed" xlink:actuate="onLoad">
            <text:p/>
          </draw:image>
        </draw:frame>
        <draw:frame draw:style-name="gr2" draw:text-style-name="P5" draw:layer="layout" svg:width="2.82cm" svg:height="2.82cm" svg:x="24.104cm" svg:y="17.018cm">
          <draw:image xlink:href="Pictures/10000000000000C8000000C8E138DAF5846D21B7.png" xlink:type="simple" xlink:show="embed" xlink:actuate="onLoad">
            <text:p/>
          </draw:image>
        </draw:frame>
        <draw:frame draw:style-name="gr2" draw:text-style-name="P5" draw:layer="layout" svg:width="7.935cm" svg:height="3.879cm" svg:x="18.542cm" svg:y="4.826cm">
          <draw:image xlink:href="Pictures/10000201000000E10000006E941D418CFB4F62E1.png" xlink:type="simple" xlink:show="embed" xlink:actuate="onLoad">
            <text:p/>
          </draw:image>
        </draw:frame>
        <draw:frame draw:style-name="gr7" draw:text-style-name="P2" draw:layer="layout" svg:width="6.858cm" svg:height="4.442cm" svg:x="2.794cm" svg:y="5.464cm">
          <draw:image xlink:href="Pictures/100002010000035C0000022DC52EABF15E007577.png" xlink:type="simple" xlink:show="embed" xlink:actuate="onLoad">
            <text:p/>
          </draw:image>
        </draw:frame>
        <draw:frame draw:style-name="gr7" draw:text-style-name="P2" draw:layer="layout" svg:width="6.263cm" svg:height="4.572cm" svg:x="2.286cm" svg:y="10.867cm">
          <draw:image xlink:href="Pictures/10000000000004B00000036CBE01397A7857E819.jpg" xlink:type="simple" xlink:show="embed" xlink:actuate="onLoad">
            <text:p/>
          </draw:image>
        </draw:frame>
        <draw:frame draw:style-name="gr7" draw:text-style-name="P2" draw:layer="layout" svg:width="4.064cm" svg:height="4.064cm" svg:x="11.176cm" svg:y="5.334cm">
          <draw:image xlink:href="Pictures/10000000000000E1000000E113C68431518B5E61.png" xlink:type="simple" xlink:show="embed" xlink:actuate="onLoad">
            <text:p/>
          </draw:image>
        </draw:frame>
        <draw:frame draw:style-name="gr7" draw:text-style-name="P2" draw:layer="layout" svg:width="8.137cm" svg:height="4.771cm" svg:x="8.636cm" svg:y="10.668cm">
          <draw:image xlink:href="Pictures/10000201000002030000012EA1C13349CE5C81EC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05-07T18:00:10.012532470</dc:date>
    <meta:editing-duration>P7DT21H35M19S</meta:editing-duration>
    <meta:editing-cycles>495</meta:editing-cycles>
    <meta:generator>LibreOffice/5.1.6.2$Linux_X86_64 LibreOffice_project/10m0$Build-2</meta:generator>
    <meta:print-date>2017-10-04T10:42:29.653181544</meta:print-date>
    <meta:document-statistic meta:object-count="41"/>
  </office:meta>
</office:document-meta>
</file>